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79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2.3583in"/>
    </style:style>
    <style:style style:name="co6" style:family="table-column">
      <style:table-column-properties fo:break-before="auto" style:column-width="2.7764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bf00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6f9d4" style:text-align-source="fix" style:repeat-content="false"/>
      <style:paragraph-properties fo:text-align="center" fo:margin-left="0in"/>
      <style:text-properties fo:color="#c9211e" fo:font-size="14pt" style:font-size-asian="14pt" style:font-size-complex="14pt"/>
    </style:style>
    <style:style style:name="ce9" style:family="table-cell" style:parent-style-name="Default">
      <style:table-cell-properties fo:background-color="#f6f9d4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6f9d4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ext-properties fo:color="#00a933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1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14"/>
        <table:table-column table:style-name="co2" table:number-columns-repeated="1016" table:default-cell-style-name="ce1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Firmware_DT (144pin)</text:p>
          </table:table-cell>
          <table:table-cell table:style-name="ce8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Firmware_DX (100pin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9"/>
          <table:table-cell table:style-name="ce11"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PI4_S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P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DSTI <text:s text:c="3"/>Synthron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I1_FS_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I1_SCK_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DSTO <text:s text:c="2"/>Asynthron Slav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VBA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4" office:value-type="string" calcext:value-type="string">
            <text:p>VBAT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C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5" office:value-type="string" calcext:value-type="string">
            <text:p>PC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C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5" office:value-type="string" calcext:value-type="string">
            <text:p>PC1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C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5" office:value-type="string" calcext:value-type="string">
            <text:p>PC1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F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PF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TIN1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P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TIN2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PF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TIN3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PF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XTIN4</text:p>
          </table:table-cell>
          <table:table-cell/>
          <table:table-cell table:style-name="ce5"/>
          <table:table-cell table:number-columns-repeated="1019"/>
        </table:table-row>
        <table:table-row table:style-name="ro1">
          <table:table-cell table:style-name="ce4" office:value-type="string" calcext:value-type="string">
            <text:p>VS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VSS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D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4" office:value-type="string" calcext:value-type="string">
            <text:p>VDD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TIN6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PF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PF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OSC_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CC_OSC_IN</text:p>
          </table:table-cell>
          <table:table-cell/>
          <table:table-cell office:value-type="string" calcext:value-type="string">
            <text:p>OSC_IN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C_OU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CC_OSC_OUT</text:p>
          </table:table-cell>
          <table:table-cell/>
          <table:table-cell office:value-type="string" calcext:value-type="string">
            <text:p>OSC_OUT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5" office:value-type="string" calcext:value-type="string">
            <text:p>NRST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ADC1_IN10</text:p>
          </table:table-cell>
          <table:table-cell table:style-name="ce9"/>
          <table:table-cell table:style-name="ce12" office:value-type="string" calcext:value-type="string">
            <text:p>PC0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ADC1_IN11</text:p>
          </table:table-cell>
          <table:table-cell table:style-name="ce9"/>
          <table:table-cell table:style-name="ce7" office:value-type="string" calcext:value-type="string">
            <text:p>PC1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LED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C2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ADC1_IN12</text:p>
          </table:table-cell>
          <table:table-cell table:style-name="ce9"/>
          <table:table-cell table:style-name="ce7" office:value-type="string" calcext:value-type="string">
            <text:p>PC2</text:p>
          </table:table-cell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LED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C3</text:p>
          </table:table-cell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ADC1_IN13</text:p>
          </table:table-cell>
          <table:table-cell table:style-name="ce9"/>
          <table:table-cell table:style-name="ce7" office:value-type="string" calcext:value-type="string">
            <text:p>PC3</text:p>
          </table:table-cell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LED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VD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4" office:value-type="string" calcext:value-type="string">
            <text:p>VDD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SS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4" office:value-type="string" calcext:value-type="string">
            <text:p>VSSA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REF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4" office:value-type="string" calcext:value-type="string">
            <text:p>VREF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DD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4" office:value-type="string" calcext:value-type="string">
            <text:p>VDDA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5" office:value-type="string" calcext:value-type="string">
            <text:p>PA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5" office:value-type="string" calcext:value-type="string">
            <text:p>PA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5" office:value-type="string" calcext:value-type="string">
            <text:p>PA2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5" office:value-type="string" calcext:value-type="string">
            <text:p>PA3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SS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4" office:value-type="string" calcext:value-type="string">
            <text:p>VSS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D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4" office:value-type="string" calcext:value-type="string">
            <text:p>VDD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I2S3_WS</text:p>
          </table:table-cell>
          <table:table-cell/>
          <table:table-cell table:style-name="ce7" office:value-type="string" calcext:value-type="string">
            <text:p>PA4</text:p>
          </table:table-cell>
          <table:table-cell table:style-name="ce13" office:value-type="float" office:value="29" calcext:value-type="float">
            <text:p>29</text:p>
          </table:table-cell>
          <table:table-cell table:style-name="ce7" office:value-type="string" calcext:value-type="string">
            <text:p>nSS</text:p>
          </table:table-cell>
          <table:table-cell table:style-name="ce15" office:value-type="string" calcext:value-type="string">
            <text:p>SPI1 – связь с CODEC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11" office:value-type="string" calcext:value-type="string">
            <text:p>PA5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SPI1_SCK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1" office:value-type="string" calcext:value-type="string">
            <text:p>PA6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SPI1_MIS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11" office:value-type="string" calcext:value-type="string">
            <text:p>PA7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SPI1_MOSI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C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5" office:value-type="string" calcext:value-type="string">
            <text:p>PC4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C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5" office:value-type="string" calcext:value-type="string">
            <text:p>PC5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5" office:value-type="string" calcext:value-type="string">
            <text:p>PB0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B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5" office:value-type="string" calcext:value-type="string">
            <text:p>PB1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B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5" office:value-type="string" calcext:value-type="string">
            <text:p>PB2</text:p>
          </table:table-cell>
          <table:table-cell table:style-name="ce13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F1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 office:value-type="string" calcext:value-type="string">
            <text:p>VSS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VD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N_25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N_HL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F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PG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7" office:value-type="string" calcext:value-type="string">
            <text:p>PE7</text:p>
          </table:table-cell>
          <table:table-cell office:value-type="float" office:value="58" calcext:value-type="float">
            <text:p>58</text:p>
          </table:table-cell>
          <table:table-cell table:style-name="ce7" office:value-type="string" calcext:value-type="string">
            <text:p>USART3_485_DE</text:p>
          </table:table-cell>
          <table:table-cell/>
          <table:table-cell table:style-name="ce5" office:value-type="string" calcext:value-type="string">
            <text:p>PE7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E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5" office:value-type="string" calcext:value-type="string">
            <text:p>PE8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E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5" office:value-type="string" calcext:value-type="string">
            <text:p>PE9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SS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VD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5" office:value-type="string" calcext:value-type="string">
            <text:p>PE10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E1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5" office:value-type="string" calcext:value-type="string">
            <text:p>PE11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5" office:value-type="string" calcext:value-type="string">
            <text:p>PE1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5" office:value-type="string" calcext:value-type="string">
            <text:p>PE13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11" office:value-type="string" calcext:value-type="string">
            <text:p>PE14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SPI4_MOSI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5" office:value-type="string" calcext:value-type="string">
            <text:p>PE15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7" office:value-type="string" calcext:value-type="string">
            <text:p>USART3_TX</text:p>
          </table:table-cell>
          <table:table-cell/>
          <table:table-cell table:style-name="ce5" office:value-type="string" calcext:value-type="string">
            <text:p>PB10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PB11</text:p>
          </table:table-cell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USART3_RX</text:p>
          </table:table-cell>
          <table:table-cell/>
          <table:table-cell table:style-name="ce7" office:value-type="string" calcext:value-type="string">
            <text:p>PB11</text:p>
          </table:table-cell>
          <table:table-cell office:value-type="float" office:value="48" calcext:value-type="float">
            <text:p>48</text:p>
          </table:table-cell>
          <table:table-cell table:style-name="ce7" office:value-type="string" calcext:value-type="string">
            <office:annotation draw:style-name="gr1" draw:text-style-name="P2" svg:width="1.1413in" svg:height="0.7083in" svg:x="10.4602in" svg:y="16.2772in" draw:caption-point-x="-0.2402in" draw:caption-point-y="0.5945in">
              <dc:date>2024-01-09T00:00:00</dc:date>
              <text:p text:style-name="P1">Mega</text:p>
            </office:annotation>
            <text:p>IRQ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VCAP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4" office:value-type="string" calcext:value-type="string">
            <text:p>VCAP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D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4" office:value-type="string" calcext:value-type="string">
            <text:p>VDD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B1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2" office:value-type="string" calcext:value-type="string">
            <text:p>PB12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office:annotation draw:style-name="gr1" draw:text-style-name="P2" svg:width="1.1413in" svg:height="0.7083in" svg:x="10.4602in" svg:y="17.0004in" draw:caption-point-x="-0.2402in" draw:caption-point-y="0.5945in">
              <dc:date>2024-01-09T00:00:00</dc:date>
              <text:p text:style-name="P1">Mega</text:p>
            </office:annotation>
            <text:p>SPI2_nC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B1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2" office:value-type="string" calcext:value-type="string">
            <text:p>PB13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PI2_SCK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B1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" office:value-type="string" calcext:value-type="string">
            <text:p>PB14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SPI2_MIS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B1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2" office:value-type="string" calcext:value-type="string">
            <text:p>PB15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SPI2_MOSI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D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5" office:value-type="string" calcext:value-type="string">
            <text:p>PD8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9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5" office:value-type="string" calcext:value-type="string">
            <text:p>PD9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5" office:value-type="string" calcext:value-type="string">
            <text:p>PD10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5" office:value-type="string" calcext:value-type="string">
            <text:p>PD11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5" office:value-type="string" calcext:value-type="string">
            <text:p>PD1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5" office:value-type="string" calcext:value-type="string">
            <text:p>PD13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SS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VD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PD1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5" office:value-type="string" calcext:value-type="string">
            <text:p>PD14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1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5" office:value-type="string" calcext:value-type="string">
            <text:p>PD15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PG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PG6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PG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4" office:value-type="string" calcext:value-type="string">
            <text:p>VSS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VD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5" office:value-type="string" calcext:value-type="string">
            <text:p>PC6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5" office:value-type="string" calcext:value-type="string">
            <text:p>PC6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ce5" office:value-type="string" calcext:value-type="string">
            <text:p>PC7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C8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ce5" office:value-type="string" calcext:value-type="string">
            <text:p>PC8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2S_CKIN</text:p>
          </table:table-cell>
          <table:table-cell/>
          <table:table-cell office:value-type="string" calcext:value-type="string">
            <text:p>PC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2S_CKI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office:value-type="string" calcext:value-type="string">
            <text:p>PA8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PA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SART1_T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PA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USART1_R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A11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5" office:value-type="string" calcext:value-type="string">
            <text:p>PA11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12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5" office:value-type="string" calcext:value-type="string">
            <text:p>PA12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1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5" office:value-type="string" calcext:value-type="string">
            <text:p>PA13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CAP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4" office:value-type="string" calcext:value-type="string">
            <text:p>VCAP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SS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4" office:value-type="string" calcext:value-type="string">
            <text:p>VSS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D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4" office:value-type="string" calcext:value-type="string">
            <text:p>VDD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14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5" office:value-type="string" calcext:value-type="string">
            <text:p>PA14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1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11" office:value-type="string" calcext:value-type="string">
            <text:p>PA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2S3_W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2S3_CK</text:p>
          </table:table-cell>
          <table:table-cell/>
          <table:table-cell table:style-name="ce13" office:value-type="string" calcext:value-type="string">
            <text:p>PC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2S3_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2S3_ext_SD</text:p>
          </table:table-cell>
          <table:table-cell/>
          <table:table-cell table:style-name="ce13" office:value-type="string" calcext:value-type="string">
            <text:p>PC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2S3_ext_S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C12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ce11" office:value-type="string" calcext:value-type="string">
            <text:p>PC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2S3_S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D0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5" office:value-type="string" calcext:value-type="string">
            <text:p>PD0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1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5" office:value-type="string" calcext:value-type="string">
            <text:p>PD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5" office:value-type="string" calcext:value-type="string">
            <text:p>PD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ce5" office:value-type="string" calcext:value-type="string">
            <text:p>PD3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4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ce5" office:value-type="string" calcext:value-type="string">
            <text:p>PD4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5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5" office:value-type="string" calcext:value-type="string">
            <text:p>PD5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SS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VD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D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2S3_SD</text:p>
          </table:table-cell>
          <table:table-cell/>
          <table:table-cell table:style-name="ce5" office:value-type="string" calcext:value-type="string">
            <text:p>PD6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7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5" office:value-type="string" calcext:value-type="string">
            <text:p>PD7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G9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PG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T_LOUTDIS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style-name="ce6"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L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style-name="ce6" office:value-type="string" calcext:value-type="string">
            <text:p>PG1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ED_ON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VSS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VD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ED_ER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5" office:value-type="string" calcext:value-type="string">
            <text:p>PB3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ce5" office:value-type="string" calcext:value-type="string">
            <text:p>PB4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ce5" office:value-type="string" calcext:value-type="string">
            <text:p>PB5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2C_SCL</text:p>
          </table:table-cell>
          <table:table-cell/>
          <table:table-cell table:style-name="ce5" office:value-type="string" calcext:value-type="string">
            <text:p>PB6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2C_SDA</text:p>
          </table:table-cell>
          <table:table-cell/>
          <table:table-cell table:style-name="ce5" office:value-type="string" calcext:value-type="string">
            <text:p>PB7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OOT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ce5" office:value-type="string" calcext:value-type="string">
            <text:p>BOOT0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ED_S1</text:p>
          </table:table-cell>
          <table:table-cell/>
          <table:table-cell table:style-name="ce5" office:value-type="string" calcext:value-type="string">
            <text:p>PB8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ED_S2</text:p>
          </table:table-cell>
          <table:table-cell/>
          <table:table-cell table:style-name="ce5" office:value-type="string" calcext:value-type="string">
            <text:p>PB9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AIC_RES</text:p>
          </table:table-cell>
          <table:table-cell/>
          <table:table-cell table:style-name="ce5" office:value-type="string" calcext:value-type="string">
            <text:p>PE0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E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style-name="ce5" office:value-type="string" calcext:value-type="string">
            <text:p>PE1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DR_ON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4" office:value-type="string" calcext:value-type="string">
            <text:p>VSS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D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4" office:value-type="string" calcext:value-type="string">
            <text:p>VDD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09:25:35.345986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9T09:22:45.147340991</meta:creation-date>
    <meta:generator>LibreOffice/6.4.7.2$Linux_X86_64 LibreOffice_project/40$Build-2</meta:generator>
    <dc:date>2024-01-09T11:25:25.836892248</dc:date>
    <meta:editing-duration>PT1H49M15S</meta:editing-duration>
    <meta:editing-cycles>48</meta:editing-cycles>
    <meta:document-statistic meta:table-count="1" meta:cell-count="560" meta:object-count="0"/>
  </office:meta>
</office:document-meta>
</file>